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Iph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48];&quot;High&quot;;[.D5:.D148])" office:value-type="float" office:value="96">
            <text:p>96</text:p>
          </table:table-cell>
          <table:table-cell table:style-name="Default" table:formula="of:=SUMPRODUCT(([.C5:.C148]=&quot;High&quot;)*([.E5:.E148]=&quot;x&quot;)*[.D5:.D148])" office:value-type="float" office:value="96">
            <text:p>96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48];&quot;Medium&quot;;[.D5:.D148])" office:value-type="float" office:value="0">
            <text:p>0</text:p>
          </table:table-cell>
          <table:table-cell table:style-name="Default" table:formula="of:=SUMPRODUCT(([.C5:.C148]=&quot;Medium&quot;)*([.E5:.E148]=&quot;x&quot;)*[.D5:.D148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48];&quot;Low&quot;;[.D5:.D148])" office:value-type="float" office:value="0">
            <text:p>0</text:p>
          </table:table-cell>
          <table:table-cell table:style-name="Default" table:formula="of:=SUMPRODUCT(([.C5:.C148]=&quot;Low&quot;)*([.E5:.E148]=&quot;x&quot;)*[.D5:.D148])" office:value-type="float" office:value="0">
            <text:p>0</text:p>
          </table:table-cell>
          <table:table-cell table:number-columns-repeated="10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49"/>
        </table:table-row>
        <table:table-row table:style-name="ro1">
          <table:table-cell table:style-name="ce25" office:value-type="string">
            <text:p>SNF_IPO_APP_40</text:p>
          </table:table-cell>
          <table:table-cell table:style-name="ce25" office:value-type="string">
            <text:p>SniffTest - Back application to Home scree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Application/Ba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APP_40</text:p>
          </table:table-cell>
          <table:table-cell table:style-name="ce25" office:value-type="string">
            <text:p>SniffTest - Back application to Home scree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Application/Ba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APP_40</text:p>
          </table:table-cell>
          <table:table-cell table:style-name="ce25" office:value-type="string">
            <text:p>SniffTest - Back application to Home scree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Application/Back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AB_41</text:p>
          </table:table-cell>
          <table:table-cell office:value-type="string">
            <text:p>SniffTest - View Dashboard application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Mobile/IPhone/Dashboard/GadgetTabs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1</text:p>
          </table:table-cell>
          <table:table-cell office:value-type="string">
            <text:p>SniffTest - View Dashboard applic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GadgetTabs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1</text:p>
          </table:table-cell>
          <table:table-cell office:value-type="string">
            <text:p>SniffTest - View Dashboard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GadgetTabs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GadgetTabs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GadgetTabs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3</text:p>
          </table:table-cell>
          <table:table-cell table:style-name="ce25" office:value-type="string">
            <text:p>SniffTest - Update Dashboard Tab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GadgetTabs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View gadget list in Dashboa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ashboard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View gadget list in Dash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4</text:p>
          </table:table-cell>
          <table:table-cell office:value-type="string">
            <text:p>SniffTest - View gadget list in Dash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View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5</text:p>
          </table:table-cell>
          <table:table-cell table:style-name="ce25" office:value-type="string">
            <text:p>SniffTest - Update gadget list in Dashboar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AB_46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ashboard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AB_46</text:p>
          </table:table-cell>
          <table:table-cell office:value-type="string">
            <text:p>SniffTest - View Content of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ashboard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AB_47</text:p>
          </table:table-cell>
          <table:table-cell table:style-name="ce25" office:value-type="string">
            <text:p>SniffTest - Edit Content of Gadge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ashboard/Upda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48</text:p>
          </table:table-cell>
          <table:table-cell office:value-type="string">
            <text:p>SniffTest - View Documents applic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48</text:p>
          </table:table-cell>
          <table:table-cell office:value-type="string">
            <text:p>SniffTest - View Documents applic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48</text:p>
          </table:table-cell>
          <table:table-cell office:value-type="string">
            <text:p>SniffTest - View Documents applic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Launch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49</text:p>
          </table:table-cell>
          <table:table-cell table:style-name="ce25" office:value-type="string">
            <text:p>SniffTest - Close Documents applica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los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49</text:p>
          </table:table-cell>
          <table:table-cell table:style-name="ce25" office:value-type="string">
            <text:p>SniffTest - Close Documents applic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los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49</text:p>
          </table:table-cell>
          <table:table-cell table:style-name="ce25" office:value-type="string">
            <text:p>SniffTest - Close Documents applic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los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50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50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50</text:p>
          </table:table-cell>
          <table:table-cell office:value-type="string">
            <text:p>SniffTest - View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View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1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51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51</text:p>
          </table:table-cell>
          <table:table-cell table:style-name="ce25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Create Fold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55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office:value-type="string">
            <text:p>Mobile/IPhone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55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55</text:p>
          </table:table-cell>
          <table:table-cell office:value-type="string">
            <text:p>SniffTest - Renam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Rename Fold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Back to Folder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Back to Folder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59</text:p>
          </table:table-cell>
          <table:table-cell table:style-name="ce25" office:value-type="string">
            <text:p>SniffTest - Back Folder List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Back to Folder List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0</text:p>
          </table:table-cell>
          <table:table-cell office:value-type="string">
            <text:p>SniffTest - View a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View Fil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showing action dialo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showing action dialo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1</text:p>
          </table:table-cell>
          <table:table-cell table:style-name="ce25" office:value-type="string">
            <text:p>SniffTest - View menu action of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showing action dialog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Closing action dialo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Closing action dialo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2</text:p>
          </table:table-cell>
          <table:table-cell office:value-type="string">
            <text:p>SniffTest - Close menu action of File/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Closing action dialo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Dele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Dele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3</text:p>
          </table:table-cell>
          <table:table-cell table:style-name="ce25" office:value-type="string">
            <text:p>SniffTest - Delete a File/Fold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Delet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64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Actions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Actions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4</text:p>
          </table:table-cell>
          <table:table-cell office:value-type="string">
            <text:p>SniffTest - Copy/Paste a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Actions/Copy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DOC_65</text:p>
          </table:table-cell>
          <table:table-cell table:style-name="ce25" office:value-type="string">
            <text:p>SniffTest - Cut/Paste a Fi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Documents/Actions/Mov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DOC_66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6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DOC_66</text:p>
          </table:table-cell>
          <table:table-cell office:value-type="string">
            <text:p>SniffTest - Take picture and uploa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Documents/Actions/Take Pictur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GUI_34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GUI_34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GUI_34</text:p>
          </table:table-cell>
          <table:table-cell table:style-name="ce25" office:value-type="string">
            <text:p>SniffTest - Don't view User gu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User Guid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HOM_39</text:p>
          </table:table-cell>
          <table:table-cell office:value-type="string">
            <text:p>SniffTest - Check Home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Home Scree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HOM_39</text:p>
          </table:table-cell>
          <table:table-cell office:value-type="string">
            <text:p>SniffTest - Check Home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Home Scree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HOM_39</text:p>
          </table:table-cell>
          <table:table-cell office:value-type="string">
            <text:p>SniffTest - Check Home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Home Screen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AG_35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office:value-type="string">
            <text:p>Mobile/IPhone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AG_35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AG_35</text:p>
          </table:table-cell>
          <table:table-cell table:style-name="ce25" office:value-type="string">
            <text:p>SniffTest - Setting langu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tting Languag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1</text:p>
          </table:table-cell>
          <table:table-cell office:value-type="string">
            <text:p>SniffTest - Sign in an eXo server with valid user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2</text:p>
          </table:table-cell>
          <table:table-cell table:style-name="ce25" office:value-type="string">
            <text:p>SniffTest - Sign in an eXo server with invalid us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2</text:p>
          </table:table-cell>
          <table:table-cell table:style-name="ce25" office:value-type="string">
            <text:p>SniffTest - Sign in an eXo server with invalid u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2</text:p>
          </table:table-cell>
          <table:table-cell table:style-name="ce25" office:value-type="string">
            <text:p>SniffTest - Sign in an eXo server with invalid u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Valid user name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string">
            <text:p>Mobile/IPhone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3</text:p>
          </table:table-cell>
          <table:table-cell office:value-type="string">
            <text:p>SniffTest - Sign in an eXo server with invalid 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Invalid passwor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6</text:p>
          </table:table-cell>
          <table:table-cell table:style-name="ce25" office:value-type="string">
            <text:p>SniffTest - Sign in an eXo server when no network conne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Login/No Conne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6</text:p>
          </table:table-cell>
          <table:table-cell table:style-name="ce25" office:value-type="string">
            <text:p>SniffTest - Sign in an eXo server when no network conne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No Conne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6</text:p>
          </table:table-cell>
          <table:table-cell table:style-name="ce25" office:value-type="string">
            <text:p>SniffTest - Sign in an eXo server when no network conne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No Connection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07</text:p>
          </table:table-cell>
          <table:table-cell office:value-type="string">
            <text:p>SniffTest - with Remember User &amp; PasswordSign in an eXo server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Login/Remember Authentic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7</text:p>
          </table:table-cell>
          <table:table-cell office:value-type="string">
            <text:p>SniffTest - with Remember User &amp; PasswordSign in an eXo server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Remember Authentic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7</text:p>
          </table:table-cell>
          <table:table-cell office:value-type="string">
            <text:p>SniffTest - with Remember User &amp; PasswordSign in an eXo server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Remember Authenticate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08</text:p>
          </table:table-cell>
          <table:table-cell table:style-name="ce25" office:value-type="string">
            <text:p>SniffTest - with Auto Sign In option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Login/Auto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8</text:p>
          </table:table-cell>
          <table:table-cell table:style-name="ce25" office:value-type="string">
            <text:p>SniffTest - with Auto Sign In option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Auto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08</text:p>
          </table:table-cell>
          <table:table-cell table:style-name="ce25" office:value-type="string">
            <text:p>SniffTest - with Auto Sign In option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Auto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09</text:p>
          </table:table-cell>
          <table:table-cell office:value-type="string">
            <text:p>SniffTest - Log in without any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Login/In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9</text:p>
          </table:table-cell>
          <table:table-cell office:value-type="string">
            <text:p>SniffTest - Log in without any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In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09</text:p>
          </table:table-cell>
          <table:table-cell office:value-type="string">
            <text:p>SniffTest - Log in without any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in/Invalid Authentica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LGN_10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10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LGN_10</text:p>
          </table:table-cell>
          <table:table-cell table:style-name="ce25" office:value-type="string">
            <text:p>SniffTest - Rotate devices while signing in eXo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Login/Rotate Device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LGN_11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11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LGN_11</text:p>
          </table:table-cell>
          <table:table-cell office:value-type="string">
            <text:p>SniffTest - Logout of the Home page with Logout butt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Logout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NEW_67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 office:value-type="string">
            <text:p>x</text:p>
          </table:table-cell>
          <table:table-cell table:style-name="ce25" office:value-type="string">
            <text:p>Mobile/IPhone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NEW_67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NEW_67</text:p>
          </table:table-cell>
          <table:table-cell table:style-name="ce25" office:value-type="string">
            <text:p>SniffTest - Display Activities strea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New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NEW_88</text:p>
          </table:table-cell>
          <table:table-cell office:value-type="string">
            <text:p>SniffTest - Show filter navigation to filter activity typ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Mobile/Iphone/N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NEW_88</text:p>
          </table:table-cell>
          <table:table-cell office:value-type="string">
            <text:p>SniffTest - Show filter navigation to filter activity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N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NEW_88</text:p>
          </table:table-cell>
          <table:table-cell office:value-type="string">
            <text:p>SniffTest - Show filter navigation to filter activity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New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P30_96</text:p>
          </table:table-cell>
          <table:table-cell table:style-name="ce25" office:value-type="string">
            <text:p>SniffTest - with PLF-3.0.xSign in an eXo server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CheckWithPLF-3.0.x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P30_96</text:p>
          </table:table-cell>
          <table:table-cell table:style-name="ce25" office:value-type="string">
            <text:p>SniffTest - with PLF-3.0.xSign in an eXo server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CheckWithPLF-3.0.x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P30_96</text:p>
          </table:table-cell>
          <table:table-cell table:style-name="ce25" office:value-type="string">
            <text:p>SniffTest - with PLF-3.0.xSign in an eXo server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CheckWithPLF-3.0.x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ttin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ttin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T_12</text:p>
          </table:table-cell>
          <table:table-cell office:value-type="string">
            <text:p>SniffTest - Display Setting scree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tting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T_90</text:p>
          </table:table-cell>
          <table:table-cell table:style-name="ce25" office:value-type="string">
            <text:p>SniffTest - Changing setting of show-hidden private folder in personal drive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office:value-type="string">
            <text:p>Mobile/Iphone/Setting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T_90</text:p>
          </table:table-cell>
          <table:table-cell table:style-name="ce25" office:value-type="string">
            <text:p>SniffTest - Changing setting of show-hidden private folder in personal driv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tting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T_90</text:p>
          </table:table-cell>
          <table:table-cell table:style-name="ce25" office:value-type="string">
            <text:p>SniffTest - Changing setting of show-hidden private folder in personal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ttings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13</text:p>
          </table:table-cell>
          <table:table-cell office:value-type="string">
            <text:p>SniffTest - Change serv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rver List/Chang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13</text:p>
          </table:table-cell>
          <table:table-cell office:value-type="string">
            <text:p>SniffTest - Change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Chang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13</text:p>
          </table:table-cell>
          <table:table-cell office:value-type="string">
            <text:p>SniffTest - Change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Change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4</text:p>
          </table:table-cell>
          <table:table-cell table:style-name="ce25" office:value-type="string">
            <text:p>SniffTest - Try to modify the selected server after being authenticat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modif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14</text:p>
          </table:table-cell>
          <table:table-cell table:style-name="ce25" office:value-type="string">
            <text:p>SniffTest - Try to modify the selected server after being authenticat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modif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14</text:p>
          </table:table-cell>
          <table:table-cell table:style-name="ce25" office:value-type="string">
            <text:p>SniffTest - Try to modify the selected server after being authenticat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modify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15</text:p>
          </table:table-cell>
          <table:table-cell office:value-type="string">
            <text:p>SniffTest - Try to delete the selected server after being authentica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rver List/Dele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15</text:p>
          </table:table-cell>
          <table:table-cell office:value-type="string">
            <text:p>SniffTest - Try to delete the selected server after being authentic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Dele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15</text:p>
          </table:table-cell>
          <table:table-cell office:value-type="string">
            <text:p>SniffTest - Try to delete the selected server after being authentic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Delete 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16</text:p>
          </table:table-cell>
          <table:table-cell table:style-name="ce25" office:value-type="string">
            <text:p>SniffTest - Add a server into the list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16</text:p>
          </table:table-cell>
          <table:table-cell table:style-name="ce25" office:value-type="string">
            <text:p>SniffTest - Add a server into the lis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16</text:p>
          </table:table-cell>
          <table:table-cell table:style-name="ce25" office:value-type="string">
            <text:p>SniffTest - Add a server into the lis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22</text:p>
          </table:table-cell>
          <table:table-cell office:value-type="string">
            <text:p>SniffTest - Add an existing server nam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rver List/Add existing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2</text:p>
          </table:table-cell>
          <table:table-cell office:value-type="string">
            <text:p>SniffTest - Add an existing server nam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Add existing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2</text:p>
          </table:table-cell>
          <table:table-cell office:value-type="string">
            <text:p>SniffTest - Add an existing server 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Add existing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3</text:p>
          </table:table-cell>
          <table:table-cell table:style-name="ce25" office:value-type="string">
            <text:p>SniffTest - Add a blank server nam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23</text:p>
          </table:table-cell>
          <table:table-cell table:style-name="ce25" office:value-type="string">
            <text:p>SniffTest - Add a blank server nam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23</text:p>
          </table:table-cell>
          <table:table-cell table:style-name="ce25" office:value-type="string">
            <text:p>SniffTest - Add a blank server nam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24</text:p>
          </table:table-cell>
          <table:table-cell office:value-type="string">
            <text:p>SniffTest - Add an existing server UR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erver List/Add existing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4</text:p>
          </table:table-cell>
          <table:table-cell office:value-type="string">
            <text:p>SniffTest - Add an existing server UR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Add existing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4</text:p>
          </table:table-cell>
          <table:table-cell office:value-type="string">
            <text:p>SniffTest - Add an existing server UR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Add existing URL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25</text:p>
          </table:table-cell>
          <table:table-cell table:style-name="ce25" office:value-type="string">
            <text:p>SniffTest - Add a blank server URL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25</text:p>
          </table:table-cell>
          <table:table-cell table:style-name="ce25" office:value-type="string">
            <text:p>SniffTest - Add a blank server UR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25</text:p>
          </table:table-cell>
          <table:table-cell table:style-name="ce25" office:value-type="string">
            <text:p>SniffTest - Add a blank server UR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Add blank URL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26</text:p>
          </table:table-cell>
          <table:table-cell office:value-type="string">
            <text:p>SniffTest - Edit a serv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office:value-type="string">
            <text:p>Mobile/IPhone/Server List/Edit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6</text:p>
          </table:table-cell>
          <table:table-cell office:value-type="string">
            <text:p>SniffTest - Edit a serv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Edit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26</text:p>
          </table:table-cell>
          <table:table-cell office:value-type="string">
            <text:p>SniffTest - Edit a serv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erver List/Edit Server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table:style-name="ce25" office:value-type="string">
            <text:p>SNF_IPO_SEV_32</text:p>
          </table:table-cell>
          <table:table-cell table:style-name="ce25" office:value-type="string">
            <text:p>SniffTest - Delete a serv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Delet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32</text:p>
          </table:table-cell>
          <table:table-cell table:style-name="ce25" office:value-type="string">
            <text:p>SniffTest - Delete a serv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Delet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table:style-name="ce25" office:value-type="string">
            <text:p>SNF_IPO_SEV_32</text:p>
          </table:table-cell>
          <table:table-cell table:style-name="ce25" office:value-type="string">
            <text:p>SniffTest - Delete a serv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Mobile/IPhone/Server List/Delete Server</text:p>
          </table:table-cell>
          <table:table-cell table:style-name="ce25" table:number-columns-repeated="9"/>
          <table:table-cell table:number-columns-repeated="47"/>
        </table:table-row>
        <table:table-row table:style-name="ro1">
          <table:table-cell office:value-type="string">
            <text:p>SNF_IPO_SEV_33</text:p>
          </table:table-cell>
          <table:table-cell office:value-type="string">
            <text:p>SniffTest - Add a server with space into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Mobile/IPhone/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33</text:p>
          </table:table-cell>
          <table:table-cell office:value-type="string">
            <text:p>SniffTest - Add a server with space into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IPO_SEV_33</text:p>
          </table:table-cell>
          <table:table-cell office:value-type="string">
            <text:p>SniffTest - Add a server with space into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Mobile/IPhone/S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7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4T17:57:54</dc:date>
    <dc:creator>exoplatform </dc:creator>
    <meta:editing-duration>PT2H17M55S</meta:editing-duration>
    <meta:editing-cycles>19</meta:editing-cycles>
    <meta:generator>LibreOffice/3.4$Linux LibreOffice_project/340m1$Build-302</meta:generator>
    <meta:document-statistic meta:table-count="2" meta:cell-count="879" meta:object-count="0"/>
    <meta:user-defined meta:name="Info 1"/>
    <meta:user-defined meta:name="Info 2"/>
    <meta:user-defined meta:name="Info 3"/>
    <meta:user-defined meta:name="Info 4"/>
  </office:meta>
</office:document-meta>
</file>